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990000" fo:font-size="14pt" style:font-size-asian="14pt" style:font-size-complex="14pt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minando o terminal do linux</text:p>
      <text:p text:style-name="P1">Gerenciando a Rede com o Linux</text:p>
      <text:p text:style-name="P1"/>
      <text:p text:style-name="P3">Mudando IP e máscara de sub-rede </text:p>
      <text:p text:style-name="P4">ifconfig wlan0 192.168.0.115 netmask 255.255.255.0</text:p>
      <text:p text:style-name="P4">(alteração somente momentânea)</text:p>
      <text:p text:style-name="P3"/>
      <text:p text:style-name="P3">Mudando IP e definindo um IP estático com o nano</text:p>
      <text:p text:style-name="P4">nano /etc/nertowk/interfaces</text:p>
      <text:p text:style-name="P4"><text:tab/>auto wlan0</text:p>
      <text:p text:style-name="P4"><text:tab/>(dhcp) =&gt; iface wlan0 inet dhcp</text:p>
      <text:p text:style-name="P4"/>
      <text:p text:style-name="P4"><text:tab/>reiniciando a interface de rede</text:p>
      <text:p text:style-name="P4"><text:tab/>/etc/init.d/networking restart</text:p>
      <text:p text:style-name="P4"><text:tab/></text:p>
      <text:p text:style-name="P4"><text:tab/>auto wlan0</text:p>
      <text:p text:style-name="P4"><text:tab/>(ip fixo) =&gt; iface wlan0 inet static</text:p>
      <text:p text:style-name="P4"><text:tab/><text:tab/><text:tab/>address 192.168.0.200</text:p>
      <text:p text:style-name="P4"><text:tab/><text:tab/><text:tab/>netmask 255.255.255.0</text:p>
      <text:p text:style-name="P4"><text:tab/><text:tab/><text:tab/>gateway 192.168.0.1</text:p>
      <text:p text:style-name="P4"/>
      <text:p text:style-name="P4"><text:tab/>reiniciando a interface de rede</text:p>
      <text:p text:style-name="P4"><text:tab/>/etc/init.d/networking restart</text:p>
      <text:p text:style-name="P3"/>
      <text:p text:style-name="P3">Reiniciando adaptadores de rede</text:p>
      <text:p text:style-name="P4"><text:s text:c="2"/>service networking restart</text:p>
      <text:p text:style-name="P4"><text:s text:c="2"/>/etc/init.d/networking restart</text:p>
      <text:p text:style-name="P4"><text:s text:c="2"/>dhclient wlan0</text:p>
      <text:p text:style-name="P4"/>
      <text:p text:style-name="P3">Gerenciamento de rotas</text:p>
      <text:p text:style-name="P4"><text:s text:c="2"/>route =&gt; <text:span text:style-name="T1">mostra as rotas disponíveis para a internet</text:span></text:p>
      <text:p text:style-name="P4"><text:s text:c="2"/>route -n =&gt; <text:span text:style-name="T1">mostra no nome das rotas</text:span></text:p>
      <text:p text:style-name="P4"><text:s text:c="2"/>route del nome-da-rota (default) =&gt; <text:span text:style-name="T1">deleta a rota</text:span></text:p>
      <text:p text:style-name="P4"><text:s text:c="2"/>route add defaut gw 192.168.0.1 = &gt; <text:span text:style-name="T1">adiciona a rota novamente.</text:span></text:p>
      <text:p text:style-name="P4"><text:s text:c="2"/>netstat -lt =&gt;<text:span text:style-name="T1"> exibe as portas TCP abertas no computador.</text:span></text:p>
      <text:p text:style-name="P4"><text:span text:style-name="T1"><text:s text:c="2"/></text:span>netstat -lu<text:span text:style-name="T1"> =&gt; exibe as portas UDP abertas no computador.</text:span></text:p>
      <text:p text:style-name="P4"><text:span text:style-name="T1"><text:s text:c="2"/></text:span>netstat -lnt<text:span text:style-name="T1"> =&gt; exibe o número das portas TCP abertas.</text:span></text:p>
      <text:p text:style-name="P4"><text:span text:style-name="T1"><text:s text:c="2"/></text:span>netstat -lntp<text:span text:style-name="T1"> =&gt; exibe as portas tcp, número, e nome do programa em execução.</text:span></text:p>
      <text:p text:style-name="P4"/>
      <text:p text:style-name="P3">Reiniciando a máquina</text:p>
      <text:p text:style-name="P4"><text:s text:c="2"/>rebo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rbas Bento</meta:initial-creator>
    <meta:creation-date>2020-12-24T08:43:40</meta:creation-date>
    <dc:date>2020-12-24T18:21:14</dc:date>
    <dc:creator>Jarbas Bento</dc:creator>
    <meta:editing-duration>PT7H36M43S</meta:editing-duration>
    <meta:editing-cycles>3</meta:editing-cycles>
    <meta:generator>OpenOffice/4.1.8$Unix OpenOffice.org_project/418m3$Build-9803</meta:generator>
    <meta:document-statistic meta:table-count="0" meta:image-count="0" meta:object-count="0" meta:page-count="1" meta:paragraph-count="34" meta:word-count="172" meta:character-count="1154"/>
  </office:meta>
</office:document-meta>
</file>